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textarea-horizontal-align="justify" draw:textarea-vertical-align="middle" draw:auto-grow-height="false" fo:min-height="6.735cm" fo:min-width="16.01cm"/>
    </style:style>
    <style:style style:name="gr2" style:family="graphic" style:parent-style-name="standard">
      <style:graphic-properties svg:stroke-color="#e8a202" draw:fill="solid" draw:fill-color="#ea7500" draw:textarea-horizontal-align="justify" draw:textarea-vertical-align="middle" draw:auto-grow-height="false" fo:min-height="1.338cm" fo:min-width="2.04cm"/>
      <style:paragraph-properties style:writing-mode="lr-tb"/>
    </style:style>
    <style:style style:name="gr3" style:family="graphic" style:parent-style-name="standard">
      <style:graphic-properties svg:stroke-color="#afd095" draw:fill-color="#afd095" draw:textarea-horizontal-align="justify" draw:textarea-vertical-align="middle" draw:auto-grow-height="false" fo:min-height="1.973cm" fo:min-width="3.31cm"/>
    </style:style>
    <style:style style:name="gr4" style:family="graphic" style:parent-style-name="standard">
      <style:graphic-properties svg:stroke-color="#afd095" draw:fill-color="#afd095" draw:textarea-horizontal-align="justify" draw:textarea-vertical-align="middle" draw:auto-grow-height="false" fo:min-height="1.973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6d" draw:textarea-horizontal-align="left" draw:auto-grow-height="true" draw:auto-grow-width="true" fo:min-height="0cm" fo:min-width="0cm" draw:shadow="hidden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="Arrowheads_20_2" draw:marker-start-width="0.242cm" draw:marker-end="Arrowheads_20_2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a7500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solid" draw:fill-color="#ffff6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6.985cm" svg:x="1.635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1.588cm" svg:x="3.647cm" svg:y="6.663cm">
          <text:p text:style-name="P2">Pause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1cm" svg:height="2.223cm" svg:x="7.667cm" svg:y="6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3.81cm" svg:height="2.223cm" svg:x="12.763cm" svg:y="6.346cm">
          <text:p text:style-name="P2">Container 2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774cm" svg:height="0.962cm" svg:x="7.685cm" svg:y="7.023cm">
          <draw:text-box>
            <text:p>Container 1</text:p>
          </draw:text-box>
        </draw:frame>
        <draw:frame draw:style-name="gr6" draw:text-style-name="P8" draw:layer="layout" svg:width="1.905cm" svg:height="1cm" svg:x="8.938cm" svg:y="10.16cm">
          <draw:text-box>
            <text:p text:style-name="P7"><text:span text:style-name="T1">Pod</text:span></text:p>
          </draw:text-box>
        </draw:frame>
        <draw:frame draw:style-name="gr7" draw:text-style-name="P9" xml:id="id1" draw:id="id1" draw:layer="layout" svg:width="2.754cm" svg:height="0.962cm" svg:x="3.54cm" svg:y="2.587cm">
          <draw:text-box>
            <text:p>conmon</text:p>
          </draw:text-box>
        </draw:frame>
        <draw:frame draw:style-name="gr7" draw:text-style-name="P9" xml:id="id3" draw:id="id3" draw:layer="layout" svg:width="2.754cm" svg:height="0.962cm" svg:x="8.195cm" svg:y="2.587cm">
          <draw:text-box>
            <text:p>conmon</text:p>
          </draw:text-box>
        </draw:frame>
        <draw:frame draw:style-name="gr7" draw:text-style-name="P9" xml:id="id5" draw:id="id5" draw:layer="layout" svg:width="2.754cm" svg:height="0.962cm" svg:x="13.291cm" svg:y="2.587cm">
          <draw:text-box>
            <text:p>conmon</text:p>
          </draw:text-box>
        </draw:frame>
        <draw:connector draw:style-name="gr8" draw:text-style-name="P1" draw:layer="layout" svg:x1="4.917cm" svg:y1="3.549cm" svg:x2="4.917cm" svg:y2="6.663cm" draw:start-shape="id1" draw:start-glue-point="2" draw:end-shape="id2" draw:end-glue-point="0" svg:d="M4917 3549v3114" svg:viewBox="0 0 1 3115">
          <text:p/>
        </draw:connector>
        <draw:connector draw:style-name="gr8" draw:text-style-name="P1" draw:layer="layout" svg:x1="9.572cm" svg:y1="3.549cm" svg:x2="9.572cm" svg:y2="6.346cm" draw:start-shape="id3" draw:start-glue-point="2" draw:end-shape="id4" draw:end-glue-point="0" svg:d="M9572 3549v2797" svg:viewBox="0 0 1 2798">
          <text:p/>
        </draw:connector>
        <draw:connector draw:style-name="gr8" draw:text-style-name="P1" draw:layer="layout" svg:x1="14.668cm" svg:y1="3.549cm" svg:x2="14.668cm" svg:y2="6.346cm" draw:start-shape="id5" draw:start-glue-point="2" draw:end-shape="id6" draw:end-glue-point="0" svg:d="M14668 3549v2797" svg:viewBox="0 0 1 27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1T15:16:56.936992130</meta:creation-date>
    <dc:date>2021-06-18T09:54:16.495110894</dc:date>
    <meta:editing-duration>PT20M59S</meta:editing-duration>
    <meta:editing-cycles>5</meta:editing-cycles>
    <meta:generator>LibreOffice/7.1.3.2$Linux_X86_64 LibreOffice_project/10$Build-2</meta:generator>
    <meta:document-statistic meta:object-count="12"/>
  </office:meta>
</office:document-meta>
</file>